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2.17mm" svg:height="89.99mm" svg:x="53.7mm" svg:y="39.58mm">
            <draw:object draw:notify-on-update-of-ranges="Sheet1.A1:Sheet1.A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alking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Cycling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Motorized transport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Public transport</text:p>
          </table:table-cell>
          <table:table-cell office:value-type="float" office:value="0.1" calcext:value-type="float">
            <text:p>0,1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percentage-style style:name="N10107" number:language="de" number:country="DE">
      <number:number number:decimal-places="0" loext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9:56:24.418323812</meta:creation-date>
    <dc:date>2018-12-13T20:39:09.998236773</dc:date>
    <meta:editing-duration>PT1M24S</meta:editing-duration>
    <meta:editing-cycles>1</meta:editing-cycles>
    <meta:document-statistic meta:table-count="1" meta:cell-count="8" meta:object-count="1"/>
    <meta:generator>LibreOffice/6.1.2.1$Linux_X86_64 LibreOffice_project/1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8">
      <number:number number:decimal-places="0" loext:min-decimal-places="0" number:min-integer-digits="1"/>
      <number:text>%</number:text>
    </number:percentage-style>
    <number:percentage-style style:name="N10107" number:language="de" number:country="DE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text-underline-style="solid" style:text-underline-width="bold" fo:font-weight="bold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.5pt" style:font-size-asian="10pt" style:font-size-complex="10pt"/>
    </style:style>
    <style:style style:name="ch5" style:family="chart">
      <style:chart-properties chart:include-hidden-cells="fals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 style:percentage-data-style-name="N10107">
      <style:chart-properties loext:label-stroke-color="#3465a4" chart:link-data-style-to-source="true" chart:data-label-number="percentage" chart:data-label-text="false" chart:data-label-symbol="false" chart:label-position="center"/>
      <style:graphic-properties draw:stroke="none" draw:fill-color="#004586" dr3d:edge-rounding="5%"/>
      <style:text-properties fo:font-size="14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e6e905"/>
    </style:style>
    <style:style style:name="ch12" style:family="chart">
      <style:chart-properties chart:solid-type="cuboid"/>
      <style:graphic-properties draw:fill-color="#ff000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18cm" svg:height="9cm" xlink:href=".." xlink:type="simple" chart:class="chart:ring" chart:style-name="ch1">
        <chart:title svg:x="4.408cm" svg:y="0.279cm" chart:style-name="ch2">
          <text:p>Modal Split in Germany</text:p>
        </chart:title>
        <chart:subtitle svg:x="9.594cm" svg:y="8.124cm" chart:style-name="ch3">
          <text:p>Source: Mobilität in Deutschland 2017</text:p>
        </chart:subtitle>
        <chart:legend svg:x="11.738cm" svg:y="3.649cm" style:legend-expansion="custom" chartooo:width="4.479cm" chartooo:height="2.092cm" style:legend-expansion-aspect-ratio="2.14101338432122" chart:style-name="ch4"/>
        <chart:plot-area chart:style-name="ch5" table:cell-range-address="Sheet1.A1:Sheet1.B4" chart:data-source-has-labels="column" svg:x="3.484cm" svg:y="1.274cm" svg:width="7.543cm" svg:height="7.544cm">
          <chartooo:coordinate-region svg:x="3.484cm" svg:y="1.275cm" svg:width="7.543cm" svg:height="7.543cm"/>
          <chart:axis chart:dimension="x" chart:name="primary-x" chart:style-name="ch6" chartooo:axis-type="auto">
            <chartooo:date-scale/>
            <chart:categories table:cell-range-address="Sheet1.A1:Sheet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:Sheet1.B4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Walking</text:p>
                <draw:g>
                  <svg:desc>Sheet1.A1:Sheet1.A4</svg:desc>
                </draw:g>
              </table:table-cell>
              <table:table-cell office:value-type="float" office:value="0.22">
                <text:p>0.22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Cycling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Motorized transport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Public transport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